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NodeType.canSetProperty( String name , Valu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NodeType.getPropertyDe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NodeType.ServerNodeType( NodeType type , Remote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NodeType.getDeclaredSuper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NodeType.canRemoveItem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NodeType.getSuper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NodeTyp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NodeType.getRemotePropertyDefArray( PropertyDefinition [ ] def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erNodeType.canAddChildNod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NodeType.canSetProperty( String name , Value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NodeType.canAddChildNode( String name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NodeType.getDeclaredPropertyDe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NodeType.getPrimaryItem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NodeType.getChildNodeDe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NodeType.hasOrderable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NodeType.isMix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NodeType.isNode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NodeType.getDeclaredChildNodeDe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NodeType.getRemoteNodeDefArray( NodeDefinition [ ] def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